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C00000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color="#C00000" fo:font-size="26pt" style:font-size-asian="26pt" style:font-size-complex="26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style:font-name="Segoe UI" style:font-name-complex="Segoe UI" fo:color="#494E52" fo:letter-spacing="-0.002in" fo:font-size="13.5pt" style:font-size-asian="13.5pt" style:font-size-complex="13.5pt" fo:background-color="#FFFFFF"/>
    </style:style>
    <style:style style:name="T5" style:parent-style-name="Policepardéfaut" style:family="text">
      <style:text-properties style:font-name="Segoe UI" style:font-name-complex="Segoe UI" fo:color="#494E52" fo:letter-spacing="-0.002in" fo:font-size="13.5pt" style:font-size-asian="13.5pt" style:font-size-complex="13.5pt" fo:background-color="#FFFFFF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Paragraphedeliste" style:list-style-name="LFO1" style:family="paragraph">
      <style:text-properties fo:font-size="12pt" style:font-size-asian="12pt" style:font-size-complex="12pt"/>
    </style:style>
    <style:style style:name="P19" style:parent-style-name="Paragraphedeliste" style:list-style-name="LFO1" style:family="paragraph">
      <style:text-properties fo:font-size="12pt" style:font-size-asian="12pt" style:font-size-complex="12pt"/>
    </style:style>
    <style:style style:name="P20" style:parent-style-name="Paragraphedeliste" style:list-style-name="LFO1" style:family="paragraph">
      <style:text-properties fo:font-size="12pt" style:font-size-asian="12pt" style:font-size-complex="12pt"/>
    </style:style>
    <style:style style:name="P21" style:parent-style-name="Paragraphedeliste" style:list-style-name="LFO1" style:family="paragraph">
      <style:text-properties fo:font-size="12pt" style:font-size-asian="12pt" style:font-size-complex="12pt"/>
    </style:style>
    <style:style style:name="P22" style:parent-style-name="Paragraphedeliste" style:list-style-name="LFO1" style:family="paragraph">
      <style:text-properties fo:font-size="12pt" style:font-size-asian="12pt" style:font-size-complex="12pt"/>
    </style:style>
    <style:style style:name="P23" style:parent-style-name="Paragraphedeliste" style:list-style-name="LFO1" style:family="paragraph">
      <style:text-properties fo:font-size="12pt" style:font-size-asian="12pt" style:font-size-complex="12pt"/>
    </style:style>
    <style:style style:name="P24" style:parent-style-name="Paragraphedeliste" style:list-style-name="LFO1" style:family="paragraph">
      <style:text-properties fo:font-size="12pt" style:font-size-asian="12pt" style:font-size-complex="12pt"/>
    </style:style>
    <style:style style:name="P25" style:parent-style-name="Paragraphedeliste" style:list-style-name="LFO1" style:family="paragraph">
      <style:text-properties fo:font-size="12pt" style:font-size-asian="12pt" style:font-size-complex="12pt"/>
    </style:style>
    <style:style style:name="P26" style:parent-style-name="Paragraphedeliste" style:list-style-name="LFO1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jet application météo</text:p>
      <text:p text:style-name="P2">MétéoroLog</text:p>
      <text:p text:style-name="Normal"><text:span text:style-name="T3">Sujet :<text:s/></text:span><text:span text:style-name="T4">Une application météo, récupérant une liste de stations sur un serveur web et l’affichant. L’utilisateur pouvant consulter les données d’une station en la sélectionnant dans la liste<text:s/></text:span><text:span text:style-name="T5">affichée.</text:span></text:p>
      <text:p text:style-name="P6">Expression des besoins</text:p>
      <text:p text:style-name="P7"/>
      <text:p text:style-name="P8">L’entreprise<text:s/>Sécuruffier,<text:s/>forte de son activité et de son ancienneté dans le domaine de la protection rapprochée, souhaiterait permettre à ses gardes du corps d’avoir un accès simple et<text:s/>instantané<text:s/>à la<text:s/>météo des<text:s/>différents<text:s/>lieux de protection.</text:p>
      <text:p text:style-name="P9">Ce projet permettrait donc de rendre accessible facilement à un utilisateur la prise de connaissance de la météo pour un endroit donné.</text:p>
      <text:p text:style-name="P10">Il faudra donc que ladite application se connecte à un serveur en ligne, qui permettra de<text:s/>récupérer une liste de stations météo, qui correspondront toutes à des stations météorologiques à travers le monde.</text:p>
      <text:p text:style-name="P11">Ensuite, l’utilisateur aura besoin de trouver la ville de la station météo qui l’intéresse. Il faudra donc qu’il puisse saisir le nom de celle-ci, et qu’à la suite de cette saisie, il puisse connaître des détails précis sur la météo, en ayant accès à une fiche présentant toutes les données.</text:p>
      <text:p text:style-name="P12">L’utilisateur voudra aussi pouvoir placer certaines villes dans une liste de favoris : il faudra donc que sur chaque fiche de station nous puissions l’ajouter aux favoris.</text:p>
      <text:p text:style-name="P13">De plus, les gardes du corps ayant connaissance du lieu 7 jours à l’avance, il faudra que l’application propose une météo prévisionnelle jusqu’à 7 jours.</text:p>
      <text:p text:style-name="P14">Pour finir, l’utilisateur devra avoir accès à une page de préférences permettant par exemple de choisir entre expression des températures en degrés Celsius ou Fahrenheit.</text:p>
      <text:p text:style-name="P15"/>
      <text:p text:style-name="P16"/>
      <text:p text:style-name="P17">Résumé des fonctionnalités</text:p>
      <text:list text:style-name="LFO1" text:continue-numbering="true">
        <text:list-item>
          <text:p text:style-name="P18">Consulter la liste des stations dans son intégralité</text:p>
        </text:list-item>
        <text:list-item>
          <text:p text:style-name="P19">Définir une station principale sur l’accueil de l’application</text:p>
        </text:list-item>
        <text:list-item>
          <text:p text:style-name="P20">Appliquer un filtre sur la liste des stations</text:p>
        </text:list-item>
        <text:list-item>
          <text:p text:style-name="P21">Consulter la fiche d’une station</text:p>
        </text:list-item>
        <text:list-item>
          <text:p text:style-name="P22">Ajouter une station aux favoris utilisateur</text:p>
        </text:list-item>
        <text:list-item>
          <text:p text:style-name="P23">Supprimer une station des favoris utilisateur</text:p>
        </text:list-item>
        <text:list-item>
          <text:p text:style-name="P24">Consulter la météo prévisionnelle d’une fiche</text:p>
        </text:list-item>
        <text:list-item>
          <text:p text:style-name="P25">Fournir un retour d’expérience sur la qualité de la météo en temps réel</text:p>
        </text:list-item>
        <text:list-item>
          <text:p text:style-name="P26">Être<text:s/>alerté<text:s/>si<text:s/>diffusion d’une alerte<text:s/>météo sur une des stations favorites</text:p>
        </text:list-item>
      </text:list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Lefort</meta:initial-creator>
    <dc:creator>Corentin Lefort</dc:creator>
    <meta:creation-date>2020-01-23T23:03:00Z</meta:creation-date>
    <dc:date>2020-01-24T14:31:00Z</dc:date>
    <meta:template xlink:href="Normal" xlink:type="simple"/>
    <meta:editing-cycles>12</meta:editing-cycles>
    <meta:editing-duration>PT21000S</meta:editing-duration>
    <meta:document-statistic meta:page-count="1" meta:paragraph-count="4" meta:word-count="329" meta:character-count="2140" meta:row-count="15" meta:non-whitespace-character-count="1815"/>
  </office:meta>
</office:document-meta>
</file>